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_mailer.text.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9177637651642721061"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27938751556"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826084044179"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25.886614165</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8" meta:non-whitespace-character-count="2155"/>
  </office:meta>
</office:document-meta>
</file>